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31.6">
            <text:p>31.6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4.9060591629941">
            <text:p>34.9061</text:p>
          </table:table-cell>
          <table:table-cell table:style-name="ce2" office:value-type="float" office:value="1.231">
            <text:p>1.231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35978983638119">
            <text:p>1.3598</text:p>
          </table:table-cell>
          <table:table-cell table:style-name="ce2" office:value-type="float" office:value="31.3">
            <text:p>31.3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4.5746725253707">
            <text:p>34.5747</text:p>
          </table:table-cell>
          <table:table-cell table:style-name="ce2" office:value-type="float" office:value="32.95">
            <text:p>32.95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6.3972990322992">
            <text:p>36.3973</text:p>
          </table:table-cell>
          <table:table-cell table:style-name="ce2" office:value-type="float" office:value="27.48">
            <text:p>27.48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0.3550160062999">
            <text:p>30.3550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31.6">
            <text:p>31.6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4.5604546168258">
            <text:p>34.5605</text:p>
          </table:table-cell>
          <table:table-cell table:style-name="ce3" table:formula="of:=[.P2]" office:value-type="float" office:value="1.231">
            <text:p>1.231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34632657067445">
            <text:p>1.3463</text:p>
          </table:table-cell>
          <table:table-cell table:style-name="ce3" table:formula="of:=[.S2]" office:value-type="float" office:value="31.3">
            <text:p>31.3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4.2323490350205">
            <text:p>34.2323</text:p>
          </table:table-cell>
          <table:table-cell table:style-name="ce3" table:formula="of:=[.V2]" office:value-type="float" office:value="32.95">
            <text:p>32.95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6.0369297349497">
            <text:p>36.0369</text:p>
          </table:table-cell>
          <table:table-cell table:style-name="ce3" table:formula="of:=[.Y2]" office:value-type="float" office:value="27.48">
            <text:p>27.48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0.0544712933662">
            <text:p>30.054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31.6">
            <text:p>31.6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4.2182718978473">
            <text:p>34.2183</text:p>
          </table:table-cell>
          <table:table-cell table:style-name="ce3" table:formula="of:=[.P3]" office:value-type="float" office:value="1.231">
            <text:p>1.231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33299660462817">
            <text:p>1.3330</text:p>
          </table:table-cell>
          <table:table-cell table:style-name="ce3" table:formula="of:=[.S3]" office:value-type="float" office:value="31.3">
            <text:p>31.3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3.8934148861589">
            <text:p>33.8934</text:p>
          </table:table-cell>
          <table:table-cell table:style-name="ce3" table:formula="of:=[.V3]" office:value-type="float" office:value="32.95">
            <text:p>32.95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5.6801284504452">
            <text:p>35.6801</text:p>
          </table:table-cell>
          <table:table-cell table:style-name="ce3" table:formula="of:=[.Y3]" office:value-type="float" office:value="27.48">
            <text:p>27.48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29.7569022706596">
            <text:p>29.7569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31.6">
            <text:p>31.6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3.8794771265815">
            <text:p>33.8795</text:p>
          </table:table-cell>
          <table:table-cell table:style-name="ce3" table:formula="of:=[.P4]" office:value-type="float" office:value="1.231">
            <text:p>1.231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31979861844373">
            <text:p>1.3198</text:p>
          </table:table-cell>
          <table:table-cell table:style-name="ce3" table:formula="of:=[.S4]" office:value-type="float" office:value="31.3">
            <text:p>31.3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3.5578365209494">
            <text:p>33.5578</text:p>
          </table:table-cell>
          <table:table-cell table:style-name="ce3" table:formula="of:=[.V4]" office:value-type="float" office:value="32.95">
            <text:p>32.95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5.326859851926">
            <text:p>35.3269</text:p>
          </table:table-cell>
          <table:table-cell table:style-name="ce3" table:formula="of:=[.Y4]" office:value-type="float" office:value="27.48">
            <text:p>27.48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29.4622794759006">
            <text:p>29.462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31.6">
            <text:p>31.6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3.5440367589916">
            <text:p>33.5440</text:p>
          </table:table-cell>
          <table:table-cell table:style-name="ce3" table:formula="of:=[.P5]" office:value-type="float" office:value="1.231">
            <text:p>1.231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30673130538983">
            <text:p>1.3067</text:p>
          </table:table-cell>
          <table:table-cell table:style-name="ce3" table:formula="of:=[.S5]" office:value-type="float" office:value="31.3">
            <text:p>31.3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3.2255807138113">
            <text:p>33.2256</text:p>
          </table:table-cell>
          <table:table-cell table:style-name="ce3" table:formula="of:=[.V5]" office:value-type="float" office:value="32.95">
            <text:p>32.95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4.977088962303">
            <text:p>34.9771</text:p>
          </table:table-cell>
          <table:table-cell table:style-name="ce3" table:formula="of:=[.Y5]" office:value-type="float" office:value="27.48">
            <text:p>27.48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29.1705737385155">
            <text:p>29.1706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7.71">
            <text:p>27.7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9.123488488271">
            <text:p>29.1235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31.6">
            <text:p>31.6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3.21191758316">
            <text:p>33.2119</text:p>
          </table:table-cell>
          <table:table-cell table:style-name="ce3" table:formula="of:=[.P6]" office:value-type="float" office:value="1.231">
            <text:p>1.231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2937933716731">
            <text:p>1.2938</text:p>
          </table:table-cell>
          <table:table-cell table:style-name="ce3" table:formula="of:=[.S6]" office:value-type="float" office:value="31.3">
            <text:p>31.3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2.89661456813">
            <text:p>32.8966</text:p>
          </table:table-cell>
          <table:table-cell table:style-name="ce3" table:formula="of:=[.V6]" office:value-type="float" office:value="32.95">
            <text:p>32.95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4.630781150795">
            <text:p>34.6308</text:p>
          </table:table-cell>
          <table:table-cell table:style-name="ce3" table:formula="of:=[.Y6]" office:value-type="float" office:value="27.48">
            <text:p>27.48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28.881756176748">
            <text:p>28.8818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31.6">
            <text:p>31.6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2.883086716">
            <text:p>32.8831</text:p>
          </table:table-cell>
          <table:table-cell table:style-name="ce3" table:formula="of:=[.P7]" office:value-type="float" office:value="1.231">
            <text:p>1.231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28098353631">
            <text:p>1.2810</text:p>
          </table:table-cell>
          <table:table-cell table:style-name="ce3" table:formula="of:=[.S7]" office:value-type="float" office:value="31.3">
            <text:p>31.3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2.570905513">
            <text:p>32.5709</text:p>
          </table:table-cell>
          <table:table-cell table:style-name="ce3" table:formula="of:=[.V7]" office:value-type="float" office:value="32.95">
            <text:p>32.95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4.2879021295">
            <text:p>34.2879</text:p>
          </table:table-cell>
          <table:table-cell table:style-name="ce3" table:formula="of:=[.Y7]" office:value-type="float" office:value="27.48">
            <text:p>27.48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28.5957981948">
            <text:p>28.595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31.6">
            <text:p>31.6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2.5575116">
            <text:p>32.5575</text:p>
          </table:table-cell>
          <table:table-cell table:style-name="ce3" table:formula="of:=[.P8]" office:value-type="float" office:value="1.231">
            <text:p>1.231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268300531">
            <text:p>1.2683</text:p>
          </table:table-cell>
          <table:table-cell table:style-name="ce3" table:formula="of:=[.S8]" office:value-type="float" office:value="31.3">
            <text:p>31.3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2.2484213">
            <text:p>32.2484</text:p>
          </table:table-cell>
          <table:table-cell table:style-name="ce3" table:formula="of:=[.V8]" office:value-type="float" office:value="32.95">
            <text:p>32.95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3.94841795">
            <text:p>33.9484</text:p>
          </table:table-cell>
          <table:table-cell table:style-name="ce3" table:formula="of:=[.Y8]" office:value-type="float" office:value="27.48">
            <text:p>27.48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28.31267148">
            <text:p>28.3127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7.71">
            <text:p>27.7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8.266971">
            <text:p>28.2670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31.6">
            <text:p>31.6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2.23516">
            <text:p>32.2352</text:p>
          </table:table-cell>
          <table:table-cell table:style-name="ce3" table:formula="of:=[.P9]" office:value-type="float" office:value="1.231">
            <text:p>1.231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2557431">
            <text:p>1.2557</text:p>
          </table:table-cell>
          <table:table-cell table:style-name="ce3" table:formula="of:=[.S9]" office:value-type="float" office:value="31.3">
            <text:p>31.3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1.92913">
            <text:p>31.9291</text:p>
          </table:table-cell>
          <table:table-cell table:style-name="ce3" table:formula="of:=[.V9]" office:value-type="float" office:value="32.95">
            <text:p>32.95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3.612295">
            <text:p>33.6123</text:p>
          </table:table-cell>
          <table:table-cell table:style-name="ce3" table:formula="of:=[.Y9]" office:value-type="float" office:value="27.48">
            <text:p>27.48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28.032348">
            <text:p>28.0323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7.71">
            <text:p>27.7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7.9871">
            <text:p>27.9871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31.6">
            <text:p>31.6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1.916">
            <text:p>31.9160</text:p>
          </table:table-cell>
          <table:table-cell table:style-name="ce3" table:formula="of:=[.P10]" office:value-type="float" office:value="1.231">
            <text:p>1.231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24331">
            <text:p>1.2433</text:p>
          </table:table-cell>
          <table:table-cell table:style-name="ce3" table:formula="of:=[.S10]" office:value-type="float" office:value="31.3">
            <text:p>31.3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1.613">
            <text:p>31.6130</text:p>
          </table:table-cell>
          <table:table-cell table:style-name="ce3" table:formula="of:=[.V10]" office:value-type="float" office:value="32.95">
            <text:p>32.95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3.2795">
            <text:p>33.2795</text:p>
          </table:table-cell>
          <table:table-cell table:style-name="ce3" table:formula="of:=[.Y10]" office:value-type="float" office:value="27.48">
            <text:p>27.48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27.7548">
            <text:p>27.7548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7.71">
            <text:p>27.7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7.71">
            <text:p>27.71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31.6">
            <text:p>31.6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1.6">
            <text:p>31.6000</text:p>
          </table:table-cell>
          <table:table-cell table:style-name="ce3" table:formula="of:=[.P11]" office:value-type="float" office:value="1.231">
            <text:p>1.231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231">
            <text:p>1.2310</text:p>
          </table:table-cell>
          <table:table-cell table:style-name="ce3" table:formula="of:=[.S11]" office:value-type="float" office:value="31.3">
            <text:p>31.3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1.3">
            <text:p>31.3000</text:p>
          </table:table-cell>
          <table:table-cell table:style-name="ce3" table:formula="of:=[.V11]" office:value-type="float" office:value="32.95">
            <text:p>32.95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2.95">
            <text:p>32.9500</text:p>
          </table:table-cell>
          <table:table-cell table:style-name="ce3" table:formula="of:=[.Y11]" office:value-type="float" office:value="27.48">
            <text:p>27.48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27.48">
            <text:p>27.48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7.71">
            <text:p>27.7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7.4356435643564">
            <text:p>27.4356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31.6">
            <text:p>31.6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1.2871287128713">
            <text:p>31.2871</text:p>
          </table:table-cell>
          <table:table-cell table:style-name="ce3" table:formula="of:=[.P12]" office:value-type="float" office:value="1.231">
            <text:p>1.231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21881188118812">
            <text:p>1.2188</text:p>
          </table:table-cell>
          <table:table-cell table:style-name="ce3" table:formula="of:=[.S12]" office:value-type="float" office:value="31.3">
            <text:p>31.3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0.990099009901">
            <text:p>30.9901</text:p>
          </table:table-cell>
          <table:table-cell table:style-name="ce3" table:formula="of:=[.V12]" office:value-type="float" office:value="32.95">
            <text:p>32.95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2.6237623762376">
            <text:p>32.6238</text:p>
          </table:table-cell>
          <table:table-cell table:style-name="ce3" table:formula="of:=[.Y12]" office:value-type="float" office:value="27.48">
            <text:p>27.48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27.2079207920792">
            <text:p>27.2079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7.71">
            <text:p>27.7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7.1640035290658">
            <text:p>27.1640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31.6">
            <text:p>31.6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0.9773551612587">
            <text:p>30.9774</text:p>
          </table:table-cell>
          <table:table-cell table:style-name="ce3" table:formula="of:=[.P13]" office:value-type="float" office:value="1.231">
            <text:p>1.231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20674443681992">
            <text:p>1.2067</text:p>
          </table:table-cell>
          <table:table-cell table:style-name="ce3" table:formula="of:=[.S13]" office:value-type="float" office:value="31.3">
            <text:p>31.3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0.6832663464366">
            <text:p>30.6833</text:p>
          </table:table-cell>
          <table:table-cell table:style-name="ce3" table:formula="of:=[.V13]" office:value-type="float" office:value="32.95">
            <text:p>32.95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2.300754827958">
            <text:p>32.3008</text:p>
          </table:table-cell>
          <table:table-cell table:style-name="ce3" table:formula="of:=[.Y13]" office:value-type="float" office:value="27.48">
            <text:p>27.48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26.9385354377022">
            <text:p>26.9385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31.6">
            <text:p>31.6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0.6706486745136">
            <text:p>30.6706</text:p>
          </table:table-cell>
          <table:table-cell table:style-name="ce3" table:formula="of:=[.P14]" office:value-type="float" office:value="1.231">
            <text:p>1.231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19479647209893">
            <text:p>1.1948</text:p>
          </table:table-cell>
          <table:table-cell table:style-name="ce3" table:formula="of:=[.S14]" office:value-type="float" office:value="31.3">
            <text:p>31.3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0.3794716301353">
            <text:p>30.3795</text:p>
          </table:table-cell>
          <table:table-cell table:style-name="ce3" table:formula="of:=[.V14]" office:value-type="float" office:value="32.95">
            <text:p>32.95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1.9809453742159">
            <text:p>31.9809</text:p>
          </table:table-cell>
          <table:table-cell table:style-name="ce3" table:formula="of:=[.Y14]" office:value-type="float" office:value="27.48">
            <text:p>27.48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26.6718172650517">
            <text:p>26.671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31.6">
            <text:p>31.6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0.366978885657">
            <text:p>30.3670</text:p>
          </table:table-cell>
          <table:table-cell table:style-name="ce3" table:formula="of:=[.P15]" office:value-type="float" office:value="1.231">
            <text:p>1.231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18296680405835">
            <text:p>1.1830</text:p>
          </table:table-cell>
          <table:table-cell table:style-name="ce3" table:formula="of:=[.S15]" office:value-type="float" office:value="31.3">
            <text:p>31.3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0.0786847823121">
            <text:p>30.0787</text:p>
          </table:table-cell>
          <table:table-cell table:style-name="ce3" table:formula="of:=[.V15]" office:value-type="float" office:value="32.95">
            <text:p>32.95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1.6643023507088">
            <text:p>31.6643</text:p>
          </table:table-cell>
          <table:table-cell table:style-name="ce3" table:formula="of:=[.Y15]" office:value-type="float" office:value="27.48">
            <text:p>27.48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26.4077398663878">
            <text:p>26.407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7.71">
            <text:p>27.7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6.365114203583">
            <text:p>26.3651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31.6">
            <text:p>31.6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0.0663157283733">
            <text:p>30.0663</text:p>
          </table:table-cell>
          <table:table-cell table:style-name="ce3" table:formula="of:=[.P16]" office:value-type="float" office:value="1.231">
            <text:p>1.231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17125426144391">
            <text:p>1.1713</text:p>
          </table:table-cell>
          <table:table-cell table:style-name="ce3" table:formula="of:=[.S16]" office:value-type="float" office:value="31.3">
            <text:p>31.3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29.7808760220912">
            <text:p>29.7809</text:p>
          </table:table-cell>
          <table:table-cell table:style-name="ce3" table:formula="of:=[.V16]" office:value-type="float" office:value="32.95">
            <text:p>32.95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1.3507944066424">
            <text:p>31.3508</text:p>
          </table:table-cell>
          <table:table-cell table:style-name="ce3" table:formula="of:=[.Y16]" office:value-type="float" office:value="27.48">
            <text:p>27.48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26.1462770954335">
            <text:p>26.1463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31.6">
            <text:p>31.6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9.7686294340329">
            <text:p>29.7686</text:p>
          </table:table-cell>
          <table:table-cell table:style-name="ce3" table:formula="of:=[.P17]" office:value-type="float" office:value="1.231">
            <text:p>1.231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15965768459793">
            <text:p>1.1597</text:p>
          </table:table-cell>
          <table:table-cell table:style-name="ce3" table:formula="of:=[.S17]" office:value-type="float" office:value="31.3">
            <text:p>31.3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29.4860158634567">
            <text:p>29.4860</text:p>
          </table:table-cell>
          <table:table-cell table:style-name="ce3" table:formula="of:=[.V17]" office:value-type="float" office:value="32.95">
            <text:p>32.95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1.0403905016261">
            <text:p>31.0404</text:p>
          </table:table-cell>
          <table:table-cell table:style-name="ce3" table:formula="of:=[.Y17]" office:value-type="float" office:value="27.48">
            <text:p>27.48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25.8874030647856">
            <text:p>25.8874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31.6">
            <text:p>31.6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9.4738905287455">
            <text:p>29.4739</text:p>
          </table:table-cell>
          <table:table-cell table:style-name="ce3" table:formula="of:=[.P18]" office:value-type="float" office:value="1.231">
            <text:p>1.231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14817592534448">
            <text:p>1.1482</text:p>
          </table:table-cell>
          <table:table-cell table:style-name="ce3" table:formula="of:=[.S18]" office:value-type="float" office:value="31.3">
            <text:p>31.3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9.1940751123333">
            <text:p>29.1941</text:p>
          </table:table-cell>
          <table:table-cell table:style-name="ce3" table:formula="of:=[.V18]" office:value-type="float" office:value="32.95">
            <text:p>32.95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0.7330599026001">
            <text:p>30.7331</text:p>
          </table:table-cell>
          <table:table-cell table:style-name="ce3" table:formula="of:=[.Y18]" office:value-type="float" office:value="27.48">
            <text:p>27.48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25.6310921433521">
            <text:p>25.6311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31.6">
            <text:p>31.6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9.1820698304411">
            <text:p>29.1821</text:p>
          </table:table-cell>
          <table:table-cell table:style-name="ce3" table:formula="of:=[.P19]" office:value-type="float" office:value="1.231">
            <text:p>1.231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13680784687573">
            <text:p>1.1368</text:p>
          </table:table-cell>
          <table:table-cell table:style-name="ce3" table:formula="of:=[.S19]" office:value-type="float" office:value="31.3">
            <text:p>31.3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8.9050248636964">
            <text:p>28.9050</text:p>
          </table:table-cell>
          <table:table-cell table:style-name="ce3" table:formula="of:=[.V19]" office:value-type="float" office:value="32.95">
            <text:p>32.95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0.4287721807922">
            <text:p>30.4288</text:p>
          </table:table-cell>
          <table:table-cell table:style-name="ce3" table:formula="of:=[.Y19]" office:value-type="float" office:value="27.48">
            <text:p>27.48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25.3773189538139">
            <text:p>25.3773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31.6">
            <text:p>31.6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8.8931384459813">
            <text:p>28.8931</text:p>
          </table:table-cell>
          <table:table-cell table:style-name="ce3" table:formula="of:=[.P20]" office:value-type="float" office:value="1.231">
            <text:p>1.231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12555232363933">
            <text:p>1.1256</text:p>
          </table:table-cell>
          <table:table-cell table:style-name="ce3" table:formula="of:=[.S20]" office:value-type="float" office:value="31.3">
            <text:p>31.3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8.6188364987093">
            <text:p>28.6188</text:p>
          </table:table-cell>
          <table:table-cell table:style-name="ce3" table:formula="of:=[.V20]" office:value-type="float" office:value="32.95">
            <text:p>32.95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0.1274972087051">
            <text:p>30.1275</text:p>
          </table:table-cell>
          <table:table-cell table:style-name="ce3" table:formula="of:=[.Y20]" office:value-type="float" office:value="27.48">
            <text:p>27.48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25.1260583701128">
            <text:p>25.1261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31.6">
            <text:p>31.6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8.6070677682983">
            <text:p>28.6071</text:p>
          </table:table-cell>
          <table:table-cell table:style-name="ce3" table:formula="of:=[.P21]" office:value-type="float" office:value="1.231">
            <text:p>1.231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11440824122706">
            <text:p>1.1144</text:p>
          </table:table-cell>
          <table:table-cell table:style-name="ce3" table:formula="of:=[.S21]" office:value-type="float" office:value="31.3">
            <text:p>31.3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8.3354816818904">
            <text:p>28.3355</text:p>
          </table:table-cell>
          <table:table-cell table:style-name="ce3" table:formula="of:=[.V21]" office:value-type="float" office:value="32.95">
            <text:p>32.95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29.8292051571338">
            <text:p>29.8292</text:p>
          </table:table-cell>
          <table:table-cell table:style-name="ce3" table:formula="of:=[.Y21]" office:value-type="float" office:value="27.48">
            <text:p>27.48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24.8772855149632">
            <text:p>24.877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3.16">
            <text:p>23.160</text:p>
          </table:table-cell>
          <table:table-cell office:value-type="float" office:value="10">
            <text:p>10</text:p>
          </table:table-cell>
          <table:table-cell table:formula="of:=[.C26]*1.01" office:value-type="float" office:value="25.5830484245235">
            <text:p>25.5830</text:p>
          </table:table-cell>
          <table:table-cell table:style-name="ce2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6.66087141622956">
            <text:p>6.6609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34.81">
            <text:p>34.81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38.451896185564">
            <text:p>38.4519</text:p>
          </table:table-cell>
          <table:table-cell table:style-name="ce2" office:value-type="float" office:value="1.264">
            <text:p>1.264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39624236651976">
            <text:p>1.3962</text:p>
          </table:table-cell>
          <table:table-cell table:style-name="ce2" office:value-type="float" office:value="27.17">
            <text:p>27.17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30.0125831474224">
            <text:p>30.0126</text:p>
          </table:table-cell>
          <table:table-cell table:style-name="ce2" office:value-type="float" office:value="17.98">
            <text:p>17.98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9.8611058148935">
            <text:p>19.861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23.16">
            <text:p>23.1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5.3297509153698">
            <text:p>25.3298</text:p>
          </table:table-cell>
          <table:table-cell table:style-name="ce3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6.5949221942867">
            <text:p>6.5949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34.81">
            <text:p>34.81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38.0711843421426">
            <text:p>38.0712</text:p>
          </table:table-cell>
          <table:table-cell table:style-name="ce3" table:formula="of:=[.S25]" office:value-type="float" office:value="1.264">
            <text:p>1.264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38241818467303">
            <text:p>1.3824</text:p>
          </table:table-cell>
          <table:table-cell table:style-name="ce3" table:formula="of:=[.V25]" office:value-type="float" office:value="27.17">
            <text:p>27.17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29.7154288588341">
            <text:p>29.7154</text:p>
          </table:table-cell>
          <table:table-cell table:style-name="ce3" table:formula="of:=[.Y25]" office:value-type="float" office:value="17.98">
            <text:p>17.98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9.6644612028648">
            <text:p>19.6645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23.16">
            <text:p>23.1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5.0789613023463">
            <text:p>25.0790</text:p>
          </table:table-cell>
          <table:table-cell table:style-name="ce3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6.52962593493732">
            <text:p>6.5296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34.81">
            <text:p>34.81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37.6942419229135">
            <text:p>37.6942</text:p>
          </table:table-cell>
          <table:table-cell table:style-name="ce3" table:formula="of:=[.S26]" office:value-type="float" office:value="1.264">
            <text:p>1.264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36873087591389">
            <text:p>1.3687</text:p>
          </table:table-cell>
          <table:table-cell table:style-name="ce3" table:formula="of:=[.V26]" office:value-type="float" office:value="27.17">
            <text:p>27.17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29.4212166919149">
            <text:p>29.4212</text:p>
          </table:table-cell>
          <table:table-cell table:style-name="ce3" table:formula="of:=[.Y26]" office:value-type="float" office:value="17.98">
            <text:p>17.98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9.4697635671929">
            <text:p>19.4698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23.16">
            <text:p>23.1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4.8306547547984">
            <text:p>24.8307</text:p>
          </table:table-cell>
          <table:table-cell table:style-name="ce3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6.46497617320527">
            <text:p>6.4650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34.81">
            <text:p>34.81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37.321031606845">
            <text:p>37.3210</text:p>
          </table:table-cell>
          <table:table-cell table:style-name="ce3" table:formula="of:=[.S27]" office:value-type="float" office:value="1.264">
            <text:p>1.264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35517908506326">
            <text:p>1.3552</text:p>
          </table:table-cell>
          <table:table-cell table:style-name="ce3" table:formula="of:=[.V27]" office:value-type="float" office:value="27.17">
            <text:p>27.17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29.1299175167475">
            <text:p>29.1299</text:p>
          </table:table-cell>
          <table:table-cell table:style-name="ce3" table:formula="of:=[.Y27]" office:value-type="float" office:value="17.98">
            <text:p>17.98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9.276993630884">
            <text:p>19.2770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23.16">
            <text:p>23.1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4.5848066879192">
            <text:p>24.5848</text:p>
          </table:table-cell>
          <table:table-cell table:style-name="ce3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6.40096650812403">
            <text:p>6.401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34.81">
            <text:p>34.81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36.9515164424208">
            <text:p>36.9515</text:p>
          </table:table-cell>
          <table:table-cell table:style-name="ce3" table:formula="of:=[.S28]" office:value-type="float" office:value="1.264">
            <text:p>1.264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34176147035966">
            <text:p>1.3418</text:p>
          </table:table-cell>
          <table:table-cell table:style-name="ce3" table:formula="of:=[.V28]" office:value-type="float" office:value="27.17">
            <text:p>27.17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28.8415024918292">
            <text:p>28.8415</text:p>
          </table:table-cell>
          <table:table-cell table:style-name="ce3" table:formula="of:=[.Y28]" office:value-type="float" office:value="17.98">
            <text:p>17.98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9.086132307806">
            <text:p>19.0861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23.16">
            <text:p>23.16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24.341392760316">
            <text:p>24.3414</text:p>
          </table:table-cell>
          <table:table-cell table:style-name="ce3" table:formula="of:=[.D29]" office:value-type="float" office:value="6.03">
            <text:p>6.03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6.337590602103">
            <text:p>6.3376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34.81">
            <text:p>34.81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36.585659843981">
            <text:p>36.5857</text:p>
          </table:table-cell>
          <table:table-cell table:style-name="ce3" table:formula="of:=[.S29]" office:value-type="float" office:value="1.264">
            <text:p>1.264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3284767033264">
            <text:p>1.3285</text:p>
          </table:table-cell>
          <table:table-cell table:style-name="ce3" table:formula="of:=[.V29]" office:value-type="float" office:value="27.17">
            <text:p>27.17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28.555943061217">
            <text:p>28.5559</text:p>
          </table:table-cell>
          <table:table-cell table:style-name="ce3" table:formula="of:=[.Y29]" office:value-type="float" office:value="17.98">
            <text:p>17.98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8.897160700798">
            <text:p>18.8972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23.16">
            <text:p>23.1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4.1003888716">
            <text:p>24.1004</text:p>
          </table:table-cell>
          <table:table-cell table:style-name="ce3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6.2748421803">
            <text:p>6.2748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34.81">
            <text:p>34.81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36.2234255881">
            <text:p>36.2234</text:p>
          </table:table-cell>
          <table:table-cell table:style-name="ce3" table:formula="of:=[.S30]" office:value-type="float" office:value="1.264">
            <text:p>1.264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31532346864">
            <text:p>1.3153</text:p>
          </table:table-cell>
          <table:table-cell table:style-name="ce3" table:formula="of:=[.V30]" office:value-type="float" office:value="27.17">
            <text:p>27.17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28.2732109517">
            <text:p>28.2732</text:p>
          </table:table-cell>
          <table:table-cell table:style-name="ce3" table:formula="of:=[.Y30]" office:value-type="float" office:value="17.98">
            <text:p>17.98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8.7100600998">
            <text:p>18.7101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23.16">
            <text:p>23.1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3.86177116">
            <text:p>23.8618</text:p>
          </table:table-cell>
          <table:table-cell table:style-name="ce3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6.21271503">
            <text:p>6.2127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34.81">
            <text:p>34.81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35.86477781">
            <text:p>35.8648</text:p>
          </table:table-cell>
          <table:table-cell table:style-name="ce3" table:formula="of:=[.S31]" office:value-type="float" office:value="1.264">
            <text:p>1.264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302300464">
            <text:p>1.3023</text:p>
          </table:table-cell>
          <table:table-cell table:style-name="ce3" table:formula="of:=[.V31]" office:value-type="float" office:value="27.17">
            <text:p>27.17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27.99327817">
            <text:p>27.9933</text:p>
          </table:table-cell>
          <table:table-cell table:style-name="ce3" table:formula="of:=[.Y31]" office:value-type="float" office:value="17.98">
            <text:p>17.98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8.52481198">
            <text:p>18.5248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23.16">
            <text:p>23.1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3.625516">
            <text:p>23.6255</text:p>
          </table:table-cell>
          <table:table-cell table:style-name="ce3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6.151203">
            <text:p>6.1512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34.81">
            <text:p>34.81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35.509681">
            <text:p>35.5097</text:p>
          </table:table-cell>
          <table:table-cell table:style-name="ce3" table:formula="of:=[.S32]" office:value-type="float" office:value="1.264">
            <text:p>1.264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2894064">
            <text:p>1.2894</text:p>
          </table:table-cell>
          <table:table-cell table:style-name="ce3" table:formula="of:=[.V32]" office:value-type="float" office:value="27.17">
            <text:p>27.17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27.716117">
            <text:p>27.7161</text:p>
          </table:table-cell>
          <table:table-cell table:style-name="ce3" table:formula="of:=[.Y32]" office:value-type="float" office:value="17.98">
            <text:p>17.98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8.341398">
            <text:p>18.3414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23.16">
            <text:p>23.1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3.3916">
            <text:p>23.3916</text:p>
          </table:table-cell>
          <table:table-cell table:style-name="ce3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6.0903">
            <text:p>6.0903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34.81">
            <text:p>34.81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35.1581">
            <text:p>35.1581</text:p>
          </table:table-cell>
          <table:table-cell table:style-name="ce3" table:formula="of:=[.S33]" office:value-type="float" office:value="1.264">
            <text:p>1.264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27664">
            <text:p>1.2766</text:p>
          </table:table-cell>
          <table:table-cell table:style-name="ce3" table:formula="of:=[.V33]" office:value-type="float" office:value="27.17">
            <text:p>27.17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27.4417">
            <text:p>27.4417</text:p>
          </table:table-cell>
          <table:table-cell table:style-name="ce3" table:formula="of:=[.Y33]" office:value-type="float" office:value="17.98">
            <text:p>17.98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8.1598">
            <text:p>18.159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23.16">
            <text:p>23.16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23.16">
            <text:p>23.1600</text:p>
          </table:table-cell>
          <table:table-cell table:style-name="ce3" table:formula="of:=[.D34]" office:value-type="float" office:value="6.03">
            <text:p>6.03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6.03">
            <text:p>6.03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34.81">
            <text:p>34.81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34.81">
            <text:p>34.8100</text:p>
          </table:table-cell>
          <table:table-cell table:style-name="ce3" table:formula="of:=[.S34]" office:value-type="float" office:value="1.264">
            <text:p>1.264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264">
            <text:p>1.2640</text:p>
          </table:table-cell>
          <table:table-cell table:style-name="ce3" table:formula="of:=[.V34]" office:value-type="float" office:value="27.17">
            <text:p>27.17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27.17">
            <text:p>27.1700</text:p>
          </table:table-cell>
          <table:table-cell table:style-name="ce3" table:formula="of:=[.Y34]" office:value-type="float" office:value="17.98">
            <text:p>17.98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7.98">
            <text:p>17.98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23.16">
            <text:p>23.16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22.9306930693069">
            <text:p>22.9307</text:p>
          </table:table-cell>
          <table:table-cell table:style-name="ce3" table:formula="of:=[.D35]" office:value-type="float" office:value="6.03">
            <text:p>6.03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5.97029702970297">
            <text:p>5.9703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34.81">
            <text:p>34.81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34.4653465346535">
            <text:p>34.4653</text:p>
          </table:table-cell>
          <table:table-cell table:style-name="ce3" table:formula="of:=[.S35]" office:value-type="float" office:value="1.264">
            <text:p>1.264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25148514851485">
            <text:p>1.2515</text:p>
          </table:table-cell>
          <table:table-cell table:style-name="ce3" table:formula="of:=[.V35]" office:value-type="float" office:value="27.17">
            <text:p>27.17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26.9009900990099">
            <text:p>26.9010</text:p>
          </table:table-cell>
          <table:table-cell table:style-name="ce3" table:formula="of:=[.Y35]" office:value-type="float" office:value="17.98">
            <text:p>17.98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7.8019801980198">
            <text:p>17.8020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23.16">
            <text:p>23.16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22.7036565042643">
            <text:p>22.7037</text:p>
          </table:table-cell>
          <table:table-cell table:style-name="ce3" table:formula="of:=[.D36]" office:value-type="float" office:value="6.03">
            <text:p>6.03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5.91118517792373">
            <text:p>5.9112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34.81">
            <text:p>34.81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34.1241054798549">
            <text:p>34.1241</text:p>
          </table:table-cell>
          <table:table-cell table:style-name="ce3" table:formula="of:=[.S36]" office:value-type="float" office:value="1.264">
            <text:p>1.264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23909420645035">
            <text:p>1.2391</text:p>
          </table:table-cell>
          <table:table-cell table:style-name="ce3" table:formula="of:=[.V36]" office:value-type="float" office:value="27.17">
            <text:p>27.17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26.634643662386">
            <text:p>26.6346</text:p>
          </table:table-cell>
          <table:table-cell table:style-name="ce3" table:formula="of:=[.Y36]" office:value-type="float" office:value="17.98">
            <text:p>17.98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7.6257229683364">
            <text:p>17.6257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23.16">
            <text:p>23.1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2.4788678260042">
            <text:p>22.4789</text:p>
          </table:table-cell>
          <table:table-cell table:style-name="ce3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5.8526585920037">
            <text:p>5.8527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34.81">
            <text:p>34.81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33.7862430493613">
            <text:p>33.7862</text:p>
          </table:table-cell>
          <table:table-cell table:style-name="ce3" table:formula="of:=[.S37]" office:value-type="float" office:value="1.264">
            <text:p>1.264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22682594698054">
            <text:p>1.2268</text:p>
          </table:table-cell>
          <table:table-cell table:style-name="ce3" table:formula="of:=[.V37]" office:value-type="float" office:value="27.17">
            <text:p>27.17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26.3709343191941">
            <text:p>26.3709</text:p>
          </table:table-cell>
          <table:table-cell table:style-name="ce3" table:formula="of:=[.Y37]" office:value-type="float" office:value="17.98">
            <text:p>17.98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7.451210859739">
            <text:p>17.4512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23.16">
            <text:p>23.1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2.256304778222">
            <text:p>22.2563</text:p>
          </table:table-cell>
          <table:table-cell table:style-name="ce3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5.79471147723138">
            <text:p>5.794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34.81">
            <text:p>34.81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33.4517257914468">
            <text:p>33.4517</text:p>
          </table:table-cell>
          <table:table-cell table:style-name="ce3" table:formula="of:=[.S38]" office:value-type="float" office:value="1.264">
            <text:p>1.264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21467915542628">
            <text:p>1.2147</text:p>
          </table:table-cell>
          <table:table-cell table:style-name="ce3" table:formula="of:=[.V38]" office:value-type="float" office:value="27.17">
            <text:p>27.17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26.1098359595981">
            <text:p>26.1098</text:p>
          </table:table-cell>
          <table:table-cell table:style-name="ce3" table:formula="of:=[.Y38]" office:value-type="float" office:value="17.98">
            <text:p>17.98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7.278426593801">
            <text:p>17.278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23.16">
            <text:p>23.16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22.0359453249723">
            <text:p>22.0359</text:p>
          </table:table-cell>
          <table:table-cell table:style-name="ce3" table:formula="of:=[.D39]" office:value-type="float" office:value="6.03">
            <text:p>6.03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5.73733809626869">
            <text:p>5.7373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34.81">
            <text:p>34.81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33.1205205855909">
            <text:p>33.1205</text:p>
          </table:table-cell>
          <table:table-cell table:style-name="ce3" table:formula="of:=[.S39]" office:value-type="float" office:value="1.264">
            <text:p>1.264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20265262913493">
            <text:p>1.2027</text:p>
          </table:table-cell>
          <table:table-cell table:style-name="ce3" table:formula="of:=[.V39]" office:value-type="float" office:value="27.17">
            <text:p>27.17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25.8513227322754">
            <text:p>25.8513</text:p>
          </table:table-cell>
          <table:table-cell table:style-name="ce3" table:formula="of:=[.Y39]" office:value-type="float" office:value="17.98">
            <text:p>17.98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7.1073530631693">
            <text:p>17.1074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23.16">
            <text:p>23.1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1.8177676484874">
            <text:p>21.8178</text:p>
          </table:table-cell>
          <table:table-cell table:style-name="ce3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5.68053276858287">
            <text:p>5.6805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34.81">
            <text:p>34.81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32.7925946391989">
            <text:p>32.7926</text:p>
          </table:table-cell>
          <table:table-cell table:style-name="ce3" table:formula="of:=[.S40]" office:value-type="float" office:value="1.264">
            <text:p>1.264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9074517736132">
            <text:p>1.1907</text:p>
          </table:table-cell>
          <table:table-cell table:style-name="ce3" table:formula="of:=[.V40]" office:value-type="float" office:value="27.17">
            <text:p>27.17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25.5953690418568">
            <text:p>25.5954</text:p>
          </table:table-cell>
          <table:table-cell table:style-name="ce3" table:formula="of:=[.Y40]" office:value-type="float" office:value="17.98">
            <text:p>17.98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6.9379733298706">
            <text:p>16.9380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23.16">
            <text:p>23.1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1.6017501470173">
            <text:p>21.6018</text:p>
          </table:table-cell>
          <table:table-cell table:style-name="ce3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5.62428986988403">
            <text:p>5.6243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34.81">
            <text:p>34.81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32.4679154843554">
            <text:p>32.4679</text:p>
          </table:table-cell>
          <table:table-cell table:style-name="ce3" table:formula="of:=[.S41]" office:value-type="float" office:value="1.264">
            <text:p>1.264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17895562114982">
            <text:p>1.1790</text:p>
          </table:table-cell>
          <table:table-cell table:style-name="ce3" table:formula="of:=[.V41]" office:value-type="float" office:value="27.17">
            <text:p>27.17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25.3419495463929">
            <text:p>25.3419</text:p>
          </table:table-cell>
          <table:table-cell table:style-name="ce3" table:formula="of:=[.Y41]" office:value-type="float" office:value="17.98">
            <text:p>17.98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6.7702706236343">
            <text:p>16.7703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23.16">
            <text:p>23.1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1.3878714326903">
            <text:p>21.3879</text:p>
          </table:table-cell>
          <table:table-cell table:style-name="ce3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5.56860383156834">
            <text:p>5.5686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34.81">
            <text:p>34.81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32.1464509746093">
            <text:p>32.1465</text:p>
          </table:table-cell>
          <table:table-cell table:style-name="ce3" table:formula="of:=[.S42]" office:value-type="float" office:value="1.264">
            <text:p>1.264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16728279321764">
            <text:p>1.1673</text:p>
          </table:table-cell>
          <table:table-cell table:style-name="ce3" table:formula="of:=[.V42]" office:value-type="float" office:value="27.17">
            <text:p>27.17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25.0910391548444">
            <text:p>25.0910</text:p>
          </table:table-cell>
          <table:table-cell table:style-name="ce3" table:formula="of:=[.Y42]" office:value-type="float" office:value="17.98">
            <text:p>17.98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6.604228340232">
            <text:p>16.6042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23.16">
            <text:p>23.1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1.1761103293964">
            <text:p>21.1761</text:p>
          </table:table-cell>
          <table:table-cell table:style-name="ce3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5.51346914016668">
            <text:p>5.5135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34.81">
            <text:p>34.81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31.8281692817914">
            <text:p>31.8282</text:p>
          </table:table-cell>
          <table:table-cell table:style-name="ce3" table:formula="of:=[.S43]" office:value-type="float" office:value="1.264">
            <text:p>1.264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15572553783925">
            <text:p>1.1557</text:p>
          </table:table-cell>
          <table:table-cell table:style-name="ce3" table:formula="of:=[.V43]" office:value-type="float" office:value="27.17">
            <text:p>27.17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24.8426130245984">
            <text:p>24.8426</text:p>
          </table:table-cell>
          <table:table-cell table:style-name="ce3" table:formula="of:=[.Y43]" office:value-type="float" office:value="17.98">
            <text:p>17.98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6.4398300398336">
            <text:p>16.4398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23.16">
            <text:p>23.1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0.9664458706895">
            <text:p>20.9664</text:p>
          </table:table-cell>
          <table:table-cell table:style-name="ce3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5.45888033679869">
            <text:p>5.4589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34.81">
            <text:p>34.81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31.5130388928627">
            <text:p>31.5130</text:p>
          </table:table-cell>
          <table:table-cell table:style-name="ce3" table:formula="of:=[.S44]" office:value-type="float" office:value="1.264">
            <text:p>1.264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14428271073193">
            <text:p>1.1443</text:p>
          </table:table-cell>
          <table:table-cell table:style-name="ce3" table:formula="of:=[.V44]" office:value-type="float" office:value="27.17">
            <text:p>27.17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24.5966465590084">
            <text:p>24.5966</text:p>
          </table:table-cell>
          <table:table-cell table:style-name="ce3" table:formula="of:=[.Y44]" office:value-type="float" office:value="17.98">
            <text:p>17.98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6.2770594453798">
            <text:p>16.2771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2015／01／19</text:date>, <text:time>01:43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1-19T01:43:45.63</dc:date>
    <meta:editing-duration>P12DT2H51M44S</meta:editing-duration>
    <meta:editing-cycles>31</meta:editing-cycles>
    <meta:generator>OpenOffice/4.1.1$Win32 OpenOffice.org_project/411m6$Build-9775</meta:generator>
    <meta:document-statistic meta:table-count="5" meta:cell-count="2241" meta:object-count="0"/>
  </office:meta>
</office:document-meta>
</file>